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OnActv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1stY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ohn Lacke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6"</text:p>
          </table:table-cell>
          <table:table-cell office:value-type="float" office:value="235" calcext:value-type="float">
            <text:p>235</text:p>
          </table:table-cell>
          <table:table-cell office:value-type="date" office:date-value="1978-10-23" calcext:value-type="date">
            <text:p>10/23/7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ian Duensing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0"</text:p>
          </table:table-cell>
          <table:table-cell office:value-type="float" office:value="200" calcext:value-type="float">
            <text:p>200</text:p>
          </table:table-cell>
          <table:table-cell office:value-type="date" office:date-value="1983-02-22" calcext:value-type="date">
            <text:p>02/22/8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ade Davi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5"</text:p>
          </table:table-cell>
          <table:table-cell office:value-type="float" office:value="225" calcext:value-type="float">
            <text:p>225</text:p>
          </table:table-cell>
          <table:table-cell office:value-type="date" office:date-value="1985-09-07" calcext:value-type="date">
            <text:p>09/07/8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ke Montgomer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5"</text:p>
          </table:table-cell>
          <table:table-cell office:value-type="float" office:value="215" calcext:value-type="float">
            <text:p>215</text:p>
          </table:table-cell>
          <table:table-cell office:value-type="date" office:date-value="1989-07-01" calcext:value-type="date">
            <text:p>07/01/8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ustin Grimm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8-08-16" calcext:value-type="date">
            <text:p>08/16/8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ector Rondo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30" calcext:value-type="float">
            <text:p>230</text:p>
          </table:table-cell>
          <table:table-cell office:value-type="date" office:date-value="1988-02-26" calcext:value-type="date">
            <text:p>02/26/8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l Edwar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170" calcext:value-type="float">
            <text:p>170</text:p>
          </table:table-cell>
          <table:table-cell office:value-type="date" office:date-value="1991-09-03" calcext:value-type="date">
            <text:p>09/03/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yle Hendrick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190" calcext:value-type="float">
            <text:p>190</text:p>
          </table:table-cell>
          <table:table-cell office:value-type="date" office:date-value="1989-12-07" calcext:value-type="date">
            <text:p>12/07/8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dro Stro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20" calcext:value-type="float">
            <text:p>220</text:p>
          </table:table-cell>
          <table:table-cell office:value-type="date" office:date-value="1985-06-13" calcext:value-type="date">
            <text:p>06/13/8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n Lest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4"</text:p>
          </table:table-cell>
          <table:table-cell office:value-type="float" office:value="240" calcext:value-type="float">
            <text:p>240</text:p>
          </table:table-cell>
          <table:table-cell office:value-type="date" office:date-value="1984-01-07" calcext:value-type="date">
            <text:p>01/07/8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ji Uehar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95" calcext:value-type="float">
            <text:p>195</text:p>
          </table:table-cell>
          <table:table-cell office:value-type="date" office:date-value="1975-04-03" calcext:value-type="date">
            <text:p>04/03/7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ke Arriet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225" calcext:value-type="float">
            <text:p>225</text:p>
          </table:table-cell>
          <table:table-cell office:value-type="date" office:date-value="1986-03-06" calcext:value-type="date">
            <text:p>03/06/8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ett Anders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3"</text:p>
          </table:table-cell>
          <table:table-cell office:value-type="float" office:value="230" calcext:value-type="float">
            <text:p>230</text:p>
          </table:table-cell>
          <table:table-cell office:value-type="date" office:date-value="1988-02-01" calcext:value-type="date">
            <text:p>02/01/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guel Montero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3-07-09" calcext:value-type="date">
            <text:p>07/09/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thony Rizz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3"</text:p>
          </table:table-cell>
          <table:table-cell office:value-type="float" office:value="240" calcext:value-type="float">
            <text:p>240</text:p>
          </table:table-cell>
          <table:table-cell office:value-type="date" office:date-value="1989-08-08" calcext:value-type="date">
            <text:p>08/08/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dison Russel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200" calcext:value-type="float">
            <text:p>200</text:p>
          </table:table-cell>
          <table:table-cell office:value-type="date" office:date-value="1994-01-23" calcext:value-type="date">
            <text:p>01/23/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yle Schwarb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235" calcext:value-type="float">
            <text:p>235</text:p>
          </table:table-cell>
          <table:table-cell office:value-type="date" office:date-value="1993-03-05" calcext:value-type="date">
            <text:p>03/05/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t Szczu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200" calcext:value-type="float">
            <text:p>200</text:p>
          </table:table-cell>
          <table:table-cell office:value-type="date" office:date-value="1989-07-20" calcext:value-type="date">
            <text:p>07/20/8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ert Almor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90" calcext:value-type="float">
            <text:p>190</text:p>
          </table:table-cell>
          <table:table-cell office:value-type="date" office:date-value="1994-04-16" calcext:value-type="date">
            <text:p>04/16/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n Zobris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1-05-26" calcext:value-type="date">
            <text:p>05/26/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n Ja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5' 11"</text:p>
          </table:table-cell>
          <table:table-cell office:value-type="float" office:value="195" calcext:value-type="float">
            <text:p>195</text:p>
          </table:table-cell>
          <table:table-cell office:value-type="date" office:date-value="1985-03-15" calcext:value-type="date">
            <text:p>03/15/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vier Baez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190" calcext:value-type="float">
            <text:p>190</text:p>
          </table:table-cell>
          <table:table-cell office:value-type="date" office:date-value="1992-12-01" calcext:value-type="date">
            <text:p>12/01/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son Heywar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5"</text:p>
          </table:table-cell>
          <table:table-cell office:value-type="float" office:value="240" calcext:value-type="float">
            <text:p>240</text:p>
          </table:table-cell>
          <table:table-cell office:value-type="date" office:date-value="1989-08-09" calcext:value-type="date">
            <text:p>08/09/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is Bryan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5"</text:p>
          </table:table-cell>
          <table:table-cell office:value-type="float" office:value="230" calcext:value-type="float">
            <text:p>230</text:p>
          </table:table-cell>
          <table:table-cell office:value-type="date" office:date-value="1992-01-04" calcext:value-type="date">
            <text:p>01/04/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llson Contrera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10" calcext:value-type="float">
            <text:p>210</text:p>
          </table:table-cell>
          <table:table-cell office:value-type="date" office:date-value="1992-05-13" calcext:value-type="date">
            <text:p>05/13/9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my La Stell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Bereav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180" calcext:value-type="float">
            <text:p>180</text:p>
          </table:table-cell>
          <table:table-cell office:value-type="date" office:date-value="1989-01-31" calcext:value-type="date">
            <text:p>01/31/8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ose Rosari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170" calcext:value-type="float">
            <text:p>170</text:p>
          </table:table-cell>
          <table:table-cell office:value-type="date" office:date-value="1990-08-29" calcext:value-type="date">
            <text:p>08/29/9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b Zastryz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' 3"</text:p>
          </table:table-cell>
          <table:table-cell office:value-type="float" office:value="205" calcext:value-type="float">
            <text:p>205</text:p>
          </table:table-cell>
          <table:table-cell office:value-type="date" office:date-value="1992-03-26" calcext:value-type="date">
            <text:p>03/26/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uane Underwoo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210" calcext:value-type="float">
            <text:p>210</text:p>
          </table:table-cell>
          <table:table-cell office:value-type="date" office:date-value="1994-07-20" calcext:value-type="date">
            <text:p>07/20/9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ack Leathersi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' 0"</text:p>
          </table:table-cell>
          <table:table-cell office:value-type="float" office:value="205" calcext:value-type="float">
            <text:p>205</text:p>
          </table:table-cell>
          <table:table-cell office:value-type="date" office:date-value="1990-07-14" calcext:value-type="date">
            <text:p>07/14/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ron Brook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225" calcext:value-type="float">
            <text:p>225</text:p>
          </table:table-cell>
          <table:table-cell office:value-type="date" office:date-value="1990-04-27" calcext:value-type="date">
            <text:p>04/27/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ec Mill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190" calcext:value-type="float">
            <text:p>190</text:p>
          </table:table-cell>
          <table:table-cell office:value-type="date" office:date-value="1991-11-30" calcext:value-type="date">
            <text:p>11/30/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ke Buchana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235" calcext:value-type="float">
            <text:p>235</text:p>
          </table:table-cell>
          <table:table-cell office:value-type="date" office:date-value="1989-09-24" calcext:value-type="date">
            <text:p>09/24/8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die Butl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80" calcext:value-type="float">
            <text:p>180</text:p>
          </table:table-cell>
          <table:table-cell office:value-type="date" office:date-value="1991-03-13" calcext:value-type="date">
            <text:p>03/13/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cob Hanneman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1"</text:p>
          </table:table-cell>
          <table:table-cell office:value-type="float" office:value="200" calcext:value-type="float">
            <text:p>200</text:p>
          </table:table-cell>
          <table:table-cell office:value-type="date" office:date-value="1991-04-29" calcext:value-type="date">
            <text:p>04/29/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imer Candelari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10" calcext:value-type="float">
            <text:p>210</text:p>
          </table:table-cell>
          <table:table-cell office:value-type="date" office:date-value="1993-11-24" calcext:value-type="date">
            <text:p>11/24/9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ctor Caratin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15" calcext:value-type="float">
            <text:p>215</text:p>
          </table:table-cell>
          <table:table-cell office:value-type="date" office:date-value="1993-08-17" calcext:value-type="date">
            <text:p>08/17/9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OnActv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1stY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16:02.500167423</meta:creation-date>
    <dc:date>2017-04-21T13:36:26.926477800</dc:date>
    <meta:editing-duration>PT10M12S</meta:editing-duration>
    <meta:editing-cycles>2</meta:editing-cycles>
    <meta:generator>LibreOffice/5.3.2.2$Linux_X86_64 LibreOffice_project/30m0$Build-2</meta:generator>
    <meta:document-statistic meta:table-count="1" meta:cell-count="494" meta:object-count="0"/>
  </office:meta>
</office:document-meta>
</file>